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Arial" style:font-name-complex="Arial" fo:font-size="22pt" style:font-size-asian="22pt" style:font-size-complex="22pt"/>
    </style:style>
    <style:style style:name="P2" style:parent-style-name="Normal" style:family="paragraph">
      <style:text-properties style:font-name="Arial" style:font-name-complex="Arial" fo:font-size="22pt" style:font-size-asian="22pt" style:font-size-complex="22pt"/>
    </style:style>
    <style:style style:name="P3" style:parent-style-name="Normal" style:family="paragraph">
      <style:text-properties style:font-name="Arial" style:font-name-complex="Arial" fo:font-size="12pt" style:font-size-asian="12pt" style:font-size-complex="12pt"/>
    </style:style>
    <style:style style:name="T4" style:parent-style-name="Hyperlink" style:family="text">
      <style:text-properties style:font-name="Segoe UI" style:font-name-complex="Segoe UI" fo:color="#0366D6" fo:font-size="10.5pt" style:font-size-asian="10.5pt" style:font-size-complex="10.5pt"/>
    </style:style>
    <style:style style:name="P5" style:parent-style-name="Normal" style:family="paragraph">
      <style:text-properties style:font-name="Arial" style:font-name-complex="Arial" fo:font-size="12pt" style:font-size-asian="12pt" style:font-size-complex="12pt"/>
    </style:style>
  </office:automatic-styles>
  <office:body>
    <office:text text:use-soft-page-breaks="true">
      <text:p text:style-name="P1">Web Project Report</text:p>
      <text:p text:style-name="P2"/>
      <text:p text:style-name="P3">The initial website topic was to be about Glasgow, Scotland. The goals of the website are to educate the viewer and give them an idea of what the city of Glasgow is like. My target audience is anyone interested in going to, or learning about, Glasgow. Pages within the website<text:s/>include “Contact”, “History”, “Index”, “Areas” and “Hotspots”. Information sources included<text:s/></text:p>
      <text:p text:style-name="Normal"><text:a xlink:href="https://www.theglasgowstory.com/" office:target-frame-name="_top" xlink:show="replace"><text:span text:style-name="Hyperlink">https://www.theglasgowstory.com/</text:span></text:a><text:s/><text:a xlink:href="https://www.planetware.com/" office:target-frame-name="_top" xlink:show="replace"><text:span text:style-name="Hyperlink">https://www.planetware.com/</text:span></text:a><text:tab/></text:p>
      <text:p text:style-name="Normal"><text:a xlink:href="https://www.macrotrends.net/cities/204765/glasgow/population" office:target-frame-name="_top" xlink:show="replace"><text:span text:style-name="Hyperlink">https://www.macrotrends.net/cities/204765/glasgow/population</text:span></text:a><text:tab/></text:p>
      <text:p text:style-name="Normal"><text:a xlink:href="https://www.visitscotland.com/" office:target-frame-name="_top" xlink:show="replace"><text:span text:style-name="Hyperlink">https://www.visitscotland.com/</text:span></text:a></text:p>
      <text:p text:style-name="Normal"><text:a xlink:href="https://en.wikipedia.org/wiki/George_Square" office:target-frame-name="_top" xlink:show="replace"><text:span text:style-name="Hyperlink">https://en.wikipedia.org/wiki/George_Square</text:span></text:a></text:p>
      <text:p text:style-name="Normal"><text:a xlink:href="https://www.warhistoryonline.com/world-war-ii/forgotten-blitz-scotland-left-thousands-dead-x.html" office:target-frame-name="_top" xlink:show="replace"><text:span text:style-name="Hyperlink">https://www.warhistoryonline.com/world-war-ii/forgotten-blitz-scotland-left-thousands-dead-x.html</text:span></text:a></text:p>
      <text:p text:style-name="Normal">Github Link:<text:s/><text:a xlink:href="https://gambitrequiem.github.io/Web-Project-Finished-/" office:target-frame-name="_top" xlink:show="replace"><text:span text:style-name="T4">https://gambitrequiem.github.io/Web-Project-Finished-/</text:span></text:a></text:p>
      <text:p text:style-name="P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ristian Krivickis</meta:initial-creator>
    <dc:creator>Christian Krivickis</dc:creator>
    <meta:creation-date>2020-04-26T22:23:00Z</meta:creation-date>
    <dc:date>2020-04-26T23:30:00Z</dc:date>
    <meta:template xlink:href="Normal" xlink:type="simple"/>
    <meta:editing-cycles>1</meta:editing-cycles>
    <meta:editing-duration>PT3960S</meta:editing-duration>
    <meta:document-statistic meta:page-count="1" meta:paragraph-count="2" meta:word-count="181" meta:character-count="1216" meta:row-count="8" meta:non-whitespace-character-count="1037"/>
  </office:meta>
</office:document-meta>
</file>